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092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4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21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24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4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2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9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0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0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1" style:family="paragraph">
      <style:text-properties fo:font-size="26pt"/>
    </style:style>
    <style:style style:name="P22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3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9" style:family="text">
      <style:text-properties fo:color="#ffffff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0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1.301cm" svg:x="5.991cm" svg:y="1.9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.753cm" svg:y="1.245cm">
            <text:p text:style-name="P5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8" draw:layer="layout" svg:width="2cm" svg:height="1.6cm" svg:x="7.491cm" svg:y="4.846cm">
          <text:p text:style-name="P7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9" draw:layer="layout" svg:width="6.858cm" svg:height="2.775cm" svg:x="1.753cm" svg:y="3.191cm">
          <draw:text-box>
            <text:p><text:span text:style-name="T4">Benutzer können E-Mails mit vordefinierten Empfängern sicher versend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7.491cm" svg:y="11.146cm">
          <text:p text:style-name="P7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9.491cm">
          <draw:text-box>
            <text:p><text:span text:style-name="T4">Benutzer können große Dateien sicher versend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7.491cm" svg:y="17.446cm">
          <text:p text:style-name="P7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.753cm" svg:y="15.791cm">
          <draw:text-box>
            <text:p><text:span text:style-name="T4">Benutzer können festlegen, wie lange eine E-Mail lesbar bleibt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7.491cm" svg:y="23.746cm">
          <text:p text:style-name="P7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.753cm" svg:y="22.091cm">
          <draw:text-box>
            <text:p><text:span text:style-name="T4">Benutzer können E-Mails an beliebige Benutzer sicher versend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cm" svg:height="1.301cm" svg:x="15.491cm" svg:y="1.9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1.253cm" svg:y="1.245cm">
            <text:p text:style-name="P5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11" draw:layer="layout" svg:width="2cm" svg:height="1.6cm" svg:x="16.991cm" svg:y="4.846cm">
          <text:p text:style-name="P7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" draw:text-style-name="P10" draw:layer="layout" svg:width="6.858cm" svg:height="3.406cm" svg:x="11.253cm" svg:y="3.191cm">
          <draw:text-box>
            <text:p><text:span text:style-name="T4">Jede Organisation kann Sicherheitsrichtlinien erlassen und Empfängergruppen definier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16.991cm" svg:y="11.146cm">
          <text:p text:style-name="P7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1.253cm" svg:y="9.491cm">
          <draw:text-box>
            <text:p><text:span text:style-name="T4">Benutzer können ihre</text:span></text:p>
            <text:p><text:span text:style-name="T4">E-Mails effektiv verwalt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16.991cm" svg:y="17.446cm">
          <text:p text:style-name="P7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9" draw:layer="layout" svg:width="6.248cm" svg:height="2.775cm" svg:x="11.253cm" svg:y="15.791cm">
          <draw:text-box>
            <text:p><text:span text:style-name="T4">Administratoren und Benutzer können sichere Backups von E-Mails erstell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16.991cm" svg:y="23.746cm">
          <text:p text:style-name="P7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9" draw:layer="layout" svg:width="6.858cm" svg:height="2.775cm" svg:x="11.253cm" svg:y="22.091cm">
          <draw:text-box>
            <text:p><text:span text:style-name="T4">Benutzer und Administratoren können E-Mails komplett löschen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1.301cm" svg:x="5.991cm" svg:y="8.2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.753cm" svg:y="7.545cm">
            <text:p text:style-name="P5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cm" svg:height="1.301cm" svg:x="15.491cm" svg:y="8.2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1.253cm" svg:y="7.545cm">
            <text:p text:style-name="P5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1.301cm" svg:x="5.991cm" svg:y="14.5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.753cm" svg:y="13.845cm">
            <text:p text:style-name="P5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cm" svg:height="1.301cm" svg:x="15.491cm" svg:y="14.5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1.253cm" svg:y="13.845cm">
            <text:p text:style-name="P5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1.301cm" svg:x="5.991cm" svg:y="20.8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.753cm" svg:y="20.145cm">
            <text:p text:style-name="P5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cm" svg:height="1.301cm" svg:x="15.491cm" svg:y="20.8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1.253cm" svg:y="20.145cm">
            <text:p text:style-name="P5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7.491cm" svg:y="4.846cm">
          <text:p text:style-name="P7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.753cm" svg:y="3.191cm">
          <draw:text-box>
            <text:p><text:span text:style-name="T4">Administratoren von Organisationen können E-Mails überwach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16.991cm" svg:y="4.846cm">
          <text:p text:style-name="P7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248cm" svg:height="2.775cm" svg:x="11.253cm" svg:y="3.191cm">
          <draw:text-box>
            <text:p><text:span text:style-name="T4">Benutzer können ihre</text:span></text:p>
            <text:p><text:span text:style-name="T4">E-Mails von mobilen Endgeräten aus abruf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7.491cm" svg:y="11.146cm">
          <text:p text:style-name="P7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9" draw:layer="layout" svg:width="6.858cm" svg:height="2.775cm" svg:x="1.753cm" svg:y="9.491cm">
          <draw:text-box>
            <text:p><text:span text:style-name="T4">Benutzer können einander sicher Kurznachrichten schick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6cm" svg:x="16.991cm" svg:y="11.146cm">
          <text:p text:style-name="P7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1.253cm" svg:y="9.491cm">
          <draw:text-box>
            <text:p><text:span text:style-name="T4">Benutzer bekommen keine Spam-E-Mail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6.858cm" svg:height="3.593cm" svg:x="11.253cm" svg:y="15.791cm">
          <draw:text-box>
            <text:p><text:span text:style-name="T5">HEIMARBEIT</text:span></text:p>
            <text:p><text:span text:style-name="T6"/></text:p>
            <text:p><text:span text:style-name="T6">Du konntest im Home-Office konzentriert arbeiten. Zähle zwei Punkte zum letzten Würfelergebnis hinzu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6.858cm" svg:height="3.593cm" svg:x="1.753cm" svg:y="15.791cm">
          <draw:text-box>
            <text:p><text:span text:style-name="T5">GUTER NEULING</text:span></text:p>
            <text:p><text:span text:style-name="T6"/></text:p>
            <text:p><text:span text:style-name="T6">Der neue Kollege ist exzellent. Du darfst beide Würfel nochmal würfeln und hinzuaddie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6.858cm" svg:height="3.593cm" svg:x="11.253cm" svg:y="22.091cm">
          <draw:text-box>
            <text:p><text:span text:style-name="T5">GURU</text:span></text:p>
            <text:p><text:span text:style-name="T6"/></text:p>
            <text:p><text:span text:style-name="T6">Ein Guru war zu Besuch im Büro. Du darfst sofort eine Problemkarte von der aktuellen Story wegleg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874cm" svg:height="3.593cm" svg:x="1.753cm" svg:y="22.091cm">
          <draw:text-box>
            <text:p><text:span text:style-name="T5">BROWN-BAG MEETING</text:span></text:p>
            <text:p><text:span text:style-name="T6"/></text:p>
            <text:p><text:span text:style-name="T6">Während des Teammittagessens kam die Lösungsidee. Die Arbeit an der aktuellen Karte ist sofort abgeschlossen.</text:span></text:p>
          </draw:text-box>
        </draw:frame>
        <draw:frame draw:style-name="gr13" draw:text-style-name="P14" draw:layer="layout" svg:width="2.404cm" svg:height="0.569cm" svg:x="0.991cm" svg:y="25.622cm">
          <draw:text-box>
            <text:p><text:span text:style-name="T7">add-on</text:span></text:p>
          </draw:text-box>
        </draw:frame>
        <draw:g>
          <draw:custom-shape draw:style-name="gr14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14.5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4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14.5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4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20.8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4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20.8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1.301cm" svg:x="5.991cm" svg:y="1.992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.753cm" svg:y="1.246cm">
            <text:p text:style-name="P5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cm" svg:height="1.301cm" svg:x="15.491cm" svg:y="1.992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1.253cm" svg:y="1.246cm">
            <text:p text:style-name="P5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1.301cm" svg:x="5.991cm" svg:y="8.2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.753cm" svg:y="7.545cm">
            <text:p text:style-name="P5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cm" svg:height="1.301cm" svg:x="15.491cm" svg:y="8.291cm">
            <draw:text-box>
              <text:p text:style-name="P3"><text:span text:style-name="T1">STORY</text:span></text:p>
            </draw:text-box>
          </draw:frame>
          <draw:custom-shape draw:style-name="gr4" draw:text-style-name="P6" draw:layer="layout" svg:width="2cm" svg:height="1.6cm" svg:x="11.253cm" svg:y="7.545cm">
            <text:p text:style-name="P5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6.858cm" svg:height="3.593cm" svg:x="11.253cm" svg:y="3.191cm">
          <draw:text-box>
            <text:p><text:span text:style-name="T5">SICHTBARE LEISTUNG</text:span></text:p>
            <text:p><text:span text:style-name="T6"/></text:p>
            <text:p><text:span text:style-name="T6">Der Chef kommt vorbei und bewundert Eure Arbeit. Zähle drei Punkte zum letzten Wurf hinzu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5">FORTSCHRITT</text:span></text:p>
            <text:p><text:span text:style-name="T6"/></text:p>
            <text:p><text:span text:style-name="T6">Du bist im Flow. Zähle vier Punkte zum letzten Wurf hinz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7.518cm" svg:height="4.148cm" svg:x="11.253cm" svg:y="9.491cm">
          <draw:text-box>
            <text:p><text:span text:style-name="T5">GEBURTSTAG</text:span></text:p>
            <text:p><text:span text:style-name="T6"/></text:p>
            <text:p><text:span text:style-name="T6">Du hast heute Geburtstag und hast Kuchen mitgebracht. Ziehe heute einen Punkt von jedem Wurf des Teams ab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5">GESUNDHEITSPROBLEM</text:span></text:p>
            <text:p><text:span text:style-name="T6"/></text:p>
            <text:p><text:span text:style-name="T6">Leider hast Du Dich erkältet und musst einen Tag aussetz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7.518cm" svg:height="4.148cm" svg:x="11.253cm" svg:y="15.791cm">
          <draw:text-box>
            <text:p><text:span text:style-name="T5">NOTRUF</text:span></text:p>
            <text:p><text:span text:style-name="T6"/></text:p>
            <text:p><text:span text:style-name="T6">Ein Notruf informiert über einen Zwischenfall im Betrieb. Das ganze Team muss eine Runde aussetz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6.858cm" svg:height="3.593cm" svg:x="1.753cm" svg:y="15.791cm">
          <draw:text-box>
            <text:p><text:span text:style-name="T5">FESTPLATTENCRASH</text:span></text:p>
            <text:p><text:span text:style-name="T6"/></text:p>
            <text:p><text:span text:style-name="T6">Festplattencrash! Sämtlicher Fortschritt bei einer der laufenden Stories geht verlo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7.772cm" svg:height="3.593cm" svg:x="11.253cm" svg:y="22.091cm">
          <draw:text-box>
            <text:p><text:span text:style-name="T5">ANFORDERUNGSÄNDERUNG</text:span></text:p>
            <text:p><text:span text:style-name="T6"/></text:p>
            <text:p><text:span text:style-name="T6">Der PO ändert die aktuelle Story im laufenden Sprint. Die Fertigstellung der Story benötigt zusätzliche vier Stund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5">GESCHÄFTSREISE</text:span></text:p>
            <text:p><text:span text:style-name="T6"/></text:p>
            <text:p><text:span text:style-name="T6">Du gehst auf Geschäftsreise und musst einen kompletten Tag aussetzen.</text:span></text:p>
          </draw:text-box>
        </draw:frame>
        <draw:g>
          <draw:custom-shape draw:style-name="gr14" draw:text-style-name="P15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8.2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8.2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14.5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14.5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20.8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20.8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1.992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4" draw:text-style-name="P15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1.992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.753cm" svg:y="9.491cm">
          <draw:text-box>
            <text:p text:style-name="P18"><text:span text:style-name="T5">MACH MAL PAUSE</text:span></text:p>
            <text:p text:style-name="P18"><text:span text:style-name="T6"/></text:p>
            <text:p text:style-name="P18"><text:span text:style-name="T6">Macht mal Pause, um auf neue Gedanken zu komm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1.253cm" svg:y="9.491cm">
          <draw:text-box>
            <text:p text:style-name="P18"><text:span text:style-name="T5">BERATUNG</text:span></text:p>
            <text:p text:style-name="P18"><text:span text:style-name="T6"/></text:p>
            <text:p text:style-name="P18"><text:span text:style-name="T6">Holt Euch jemand erfahrenen aus einem anderen Team zur Beratung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593cm" svg:x="1.753cm" svg:y="15.791cm">
          <draw:text-box>
            <text:p text:style-name="P18"><text:span text:style-name="T5">TEAMZUWACHS</text:span></text:p>
            <text:p text:style-name="P18"><text:span text:style-name="T6"/></text:p>
            <text:p text:style-name="P18"><text:span text:style-name="T6">Ihr holt einen neuen Kollegen in Euer Team. Würfle einmalig zusätzlich bei Bedarf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593cm" svg:x="11.253cm" svg:y="15.791cm">
          <draw:text-box>
            <text:p text:style-name="P18"><text:span text:style-name="T5">KOMMUNIKATION</text:span></text:p>
            <text:p text:style-name="P18"><text:span text:style-name="T6"/></text:p>
            <text:p text:style-name="P18"><text:span text:style-name="T6">Ihr konzentriert Euch auf den Erfahrungsaustausch und verbessert Eure Kommunik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1.253cm" svg:y="3.191cm">
          <draw:text-box>
            <text:p text:style-name="P18"><text:span text:style-name="T5">ÜBERSTUNDEN</text:span></text:p>
            <text:p text:style-name="P18"><text:span text:style-name="T6"/></text:p>
            <text:p text:style-name="P18"><text:span text:style-name="T6">Du leistest Überstunden. Ziehe noch eine Karte und befolge die Anweisunge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858cm" svg:height="3.593cm" svg:x="1.753cm" svg:y="3.191cm">
          <draw:text-box>
            <text:p text:style-name="P18"><text:span text:style-name="T5">ZUSATZKOSTEN</text:span></text:p>
            <text:p text:style-name="P18"><text:span text:style-name="T6"/></text:p>
            <text:p text:style-name="P18"><text:span text:style-name="T6">Die Aufgabe ist komplexer als gedacht. Zähle sechs Stunden Aufwand zur aktuellen Aufgabe hinzu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928cm" svg:height="1.216cm" svg:x="4.491cm" svg:y="20.311cm">
          <draw:text-box>
            <text:p><text:span text:style-name="T8">SOLUTION</text:span></text:p>
          </draw:text-box>
        </draw:frame>
        <draw:frame draw:style-name="gr7" draw:text-style-name="P13" draw:layer="layout" svg:width="6.858cm" svg:height="2.741cm" svg:x="1.753cm" svg:y="22.091cm">
          <draw:text-box>
            <text:p text:style-name="P18"><text:span text:style-name="T5">SPEZIALIST</text:span></text:p>
            <text:p text:style-name="P18"><text:span text:style-name="T6"/></text:p>
            <text:p text:style-name="P18"><text:span text:style-name="T6">Ihr setzt Euch mit einem Spezialisten zusamm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928cm" svg:height="1.216cm" svg:x="13.991cm" svg:y="20.311cm">
          <draw:text-box>
            <text:p><text:span text:style-name="T8">SOLUTION</text:span></text:p>
          </draw:text-box>
        </draw:frame>
        <draw:frame draw:style-name="gr7" draw:text-style-name="P13" draw:layer="layout" svg:width="6.858cm" svg:height="2.741cm" svg:x="11.253cm" svg:y="22.091cm">
          <draw:text-box>
            <text:p text:style-name="P18"><text:span text:style-name="T5">TESTAUTOMATISIERUNG</text:span></text:p>
            <text:p text:style-name="P18"><text:span text:style-name="T6"/></text:p>
            <text:p text:style-name="P18"><text:span text:style-name="T6">Es wird ein automatisiertes Testverfahren eingeführt.</text:span></text:p>
          </draw:text-box>
        </draw:frame>
        <draw:g>
          <draw:custom-shape draw:style-name="gr21" draw:text-style-name="P20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4.491cm" svg:y="8.292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.742cm" svg:y="7.843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.98cm" svg:y="7.5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13.991cm" svg:y="8.292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1.242cm" svg:y="7.843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1.48cm" svg:y="7.5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4.491cm" svg:y="14.592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.742cm" svg:y="14.143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.98cm" svg:y="13.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13.991cm" svg:y="14.592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1.242cm" svg:y="14.143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1.48cm" svg:y="13.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4.491cm" svg:y="20.8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.742cm" svg:y="20.4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.98cm" svg:y="20.1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13.991cm" svg:y="20.8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1.242cm" svg:y="20.4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1.48cm" svg:y="20.1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4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1.9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4" draw:text-style-name="P15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15.491cm" svg:y="1.9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6" draw:text-style-name="P16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6" draw:text-style-name="P16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6" draw:text-style-name="P16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 text:style-name="P18"><text:span text:style-name="T5">TL-UNTERSTÜTZUNG</text:span></text:p>
            <text:p text:style-name="P18"><text:span text:style-name="T6"/></text:p>
            <text:p text:style-name="P18"><text:span text:style-name="T6">Euer Team-Lead übernimmt einen Teil der Arbeit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518cm" svg:height="3.605cm" svg:x="11.253cm" svg:y="3.191cm">
          <draw:text-box>
            <text:p text:style-name="P18"><text:span text:style-name="T5">VISUALISIERUNG DER ZIELE</text:span></text:p>
            <text:p text:style-name="P18"><text:span text:style-name="T6"/></text:p>
            <text:p text:style-name="P18"><text:span text:style-name="T6">Ihr macht einen Workshop und sprecht über die Vision und die Ziele des Projek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9.491cm">
          <draw:text-box>
            <text:p text:style-name="P18"><text:span text:style-name="T5">REFLEKTION</text:span></text:p>
            <text:p text:style-name="P18"><text:span text:style-name="T6"/></text:p>
            <text:p text:style-name="P18"><text:span text:style-name="T6">Ihr wendet Erkenntnisse aus der Retrospektive a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1.253cm" svg:y="9.491cm">
          <draw:text-box>
            <text:p text:style-name="P18"><text:span text:style-name="T5">KOLLABORATION</text:span></text:p>
            <text:p text:style-name="P18"><text:span text:style-name="T6"/></text:p>
            <text:p text:style-name="P18"><text:span text:style-name="T6">Ihr macht ein Refinement und klärt wichtige Fragen mit dem PO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7.366cm" svg:height="2.741cm" svg:x="1.753cm" svg:y="15.791cm">
          <draw:text-box>
            <text:p text:style-name="P18"><text:span text:style-name="T5">PAIR-PROGRAMMING</text:span></text:p>
            <text:p text:style-name="P18"><text:span text:style-name="T6"/></text:p>
            <text:p text:style-name="P18"><text:span text:style-name="T6">Ihr wendet Pair-Programming a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1.253cm" svg:y="15.791cm">
          <draw:text-box>
            <text:p text:style-name="P18"><text:span text:style-name="T5">WISSENSTRANSFER</text:span></text:p>
            <text:p text:style-name="P18"><text:span text:style-name="T6"/></text:p>
            <text:p text:style-name="P18"><text:span text:style-name="T6">Ihr macht einen Wissenstransfer und steigert damit Eure Fähigkeit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518cm" svg:height="3.605cm" svg:x="11.253cm" svg:y="22.091cm">
          <draw:text-box>
            <text:p text:style-name="P18"><text:span text:style-name="T5">NIEDRIGE CODEQUALITÄT</text:span></text:p>
            <text:p text:style-name="P18"><text:span text:style-name="T6"/></text:p>
            <text:p text:style-name="P18"><text:span text:style-name="T6">Die Codequalität ist schlecht. Es geht einfach nicht weiter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366cm" svg:height="3.605cm" svg:x="1.753cm" svg:y="22.091cm">
          <draw:text-box>
            <text:p text:style-name="P18"><text:span text:style-name="T5">TECHNISCHES HINDERNIS</text:span></text:p>
            <text:p text:style-name="P18"><text:span text:style-name="T6"/></text:p>
            <text:p text:style-name="P18"><text:span text:style-name="T6">Ein technisches Problem verhindert das Weiterarbeiten.</text:span></text:p>
          </draw:text-box>
        </draw:frame>
        <draw:g>
          <draw:custom-shape draw:style-name="gr21" draw:text-style-name="P20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4.491cm" svg:y="1.9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.742cm" svg:y="1.5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.98cm" svg:y="1.2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13.991cm" svg:y="1.9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1.242cm" svg:y="1.5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1.48cm" svg:y="1.2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4.491cm" svg:y="8.2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.742cm" svg:y="7.8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.98cm" svg:y="7.5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13.991cm" svg:y="8.2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1.242cm" svg:y="7.8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1.48cm" svg:y="7.5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4.491cm" svg:y="14.5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.742cm" svg:y="14.1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.98cm" svg:y="13.8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20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5.3cm" svg:height="1.301cm" svg:x="13.991cm" svg:y="14.591cm">
            <draw:text-box>
              <text:p text:style-name="P21"><text:span text:style-name="T9">SOLUTION</text:span></text:p>
            </draw:text-box>
          </draw:frame>
          <draw:g>
            <draw:path draw:style-name="gr16" draw:text-style-name="P16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3cm" svg:height="0.161cm" svg:x="11.242cm" svg:y="14.142cm" svg:viewBox="0 0 224 162" svg:d="M205 90l-147-85c-19-11-42-4-53 14-11 19-4 43 14 54l148 84c18 11 41 4 52-14 11-19 4-43-14-53z">
              <text:p/>
            </draw:path>
            <draw:path draw:style-name="gr16" draw:text-style-name="P16" draw:layer="layout" svg:width="0.159cm" svg:height="0.225cm" svg:x="11.48cm" svg:y="13.889cm" svg:viewBox="0 0 160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4" draw:text-style-name="P23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4.491cm" svg:y="20.892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13.991cm" svg:y="20.892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1.253cm" svg:y="3.191cm">
          <draw:text-box>
            <text:p text:style-name="P18"><text:span text:style-name="T5">UNZUFRIEDENER KUNDE</text:span></text:p>
            <text:p text:style-name="P18"><text:span text:style-name="T6"/></text:p>
            <text:p text:style-name="P18"><text:span text:style-name="T6">Ihr erfahrt, dass die Kunden mit der aktuellen Lösung nicht zufrieden sin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 text:style-name="P18"><text:span text:style-name="T5">UNKLARE SPEZIFIKATION</text:span></text:p>
            <text:p text:style-name="P18"><text:span text:style-name="T6"/></text:p>
            <text:p text:style-name="P18"><text:span text:style-name="T6">Die Anforderungen der aktuellen Story sind unkla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3" draw:layer="layout" svg:width="8.038cm" svg:height="4.16cm" svg:x="11.253cm" svg:y="9.491cm">
          <draw:text-box>
            <text:p text:style-name="P18"><text:span text:style-name="T5">SCHLECHTE KOMMUNIKATION</text:span></text:p>
            <text:p text:style-name="P18"><text:span text:style-name="T6"/></text:p>
            <text:p text:style-name="P18"><text:span text:style-name="T6">Irgendwie kannst Du das aktuelle Problem für die Kollegen im Team nicht verständlich erklär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858cm" svg:height="3.593cm" svg:x="1.753cm" svg:y="9.491cm">
          <draw:text-box>
            <text:p text:style-name="P18"><text:span text:style-name="T5">FEHLENDE INFORMATION</text:span></text:p>
            <text:p text:style-name="P18"><text:span text:style-name="T6"/></text:p>
            <text:p text:style-name="P18"><text:span text:style-name="T6">Ihr stellt fest, dass Ihr an der aktuellen Story nicht weiter arbeiten könnt, weil Euch wichtige Information fehl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15.791cm">
          <draw:text-box>
            <text:p text:style-name="P18"><text:span text:style-name="T5">INSTABILES SYSTEM</text:span></text:p>
            <text:p text:style-name="P18"><text:span text:style-name="T6"/></text:p>
            <text:p text:style-name="P18"><text:span text:style-name="T6">Das System stürzt dauernd ab. Tests sind nur unzureichend möglich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.753cm" svg:y="15.791cm">
          <draw:text-box>
            <text:p text:style-name="P18"><text:span text:style-name="T5">DÜRFTIGES WISSEN</text:span></text:p>
            <text:p text:style-name="P18"><text:span text:style-name="T6"/></text:p>
            <text:p text:style-name="P18"><text:span text:style-name="T6">Euch fehlt die Fähigkeit, um diese Herausforderung zu lös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6.858cm" svg:height="3.593cm" svg:x="11.253cm" svg:y="22.091cm">
          <draw:text-box>
            <text:p text:style-name="P18"><text:span text:style-name="T5">INTEGRATIONSPROBLEM</text:span></text:p>
            <text:p text:style-name="P18"><text:span text:style-name="T6"/></text:p>
            <text:p text:style-name="P18"><text:span text:style-name="T6">Eine Zulieferung eines Kollegen ist anders, als Ihr es erwartet habt. Ihr könnt nicht weiterarbeit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3.038cm" svg:x="1.753cm" svg:y="22.091cm">
          <draw:text-box>
            <text:p text:style-name="P18"><text:span text:style-name="T5">GENERVT</text:span></text:p>
            <text:p text:style-name="P18"><text:span text:style-name="T6"/></text:p>
            <text:p text:style-name="P18"><text:span text:style-name="T6">Du bist so genervt, dass Du nicht weiter an dieser Story arbeiten kannst.</text:span></text:p>
          </draw:text-box>
        </draw:frame>
        <draw:g>
          <draw:custom-shape draw:style-name="gr24" draw:text-style-name="P2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4.491cm" svg:y="1.9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13.991cm" svg:y="1.9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4.491cm" svg:y="8.2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13.991cm" svg:y="8.2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4.491cm" svg:y="14.5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13.991cm" svg:y="14.5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4.491cm" svg:y="20.8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4" draw:text-style-name="P2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5.136cm" svg:height="1.301cm" svg:x="13.991cm" svg:y="20.891cm">
            <draw:text-box>
              <text:p text:style-name="P3"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7" draw:text-style-name="P24" draw:layer="layout" svg:width="7.366cm" svg:height="0.963cm" svg:x="10.381cm" svg:y="2.359cm">
          <draw:text-box>
            <text:p>Scrum Card Game - DE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6.858cm" svg:height="3.593cm" svg:x="1.753cm" svg:y="3.191cm">
          <draw:text-box>
            <text:p text:style-name="P18"><text:span text:style-name="T5">GUTE FEE</text:span></text:p>
            <text:p text:style-name="P18"><text:span text:style-name="T6"/></text:p>
            <text:p text:style-name="P18"><text:span text:style-name="T6">Eine gute Fee hat im Projekt ausgeholfen. Die Arbeit an einer Karte </text:span><text:span text:style-name="T10">in-Progress</text:span><text:span text:style-name="T6"> ist sofort abgeschlossen.</text:span></text:p>
          </draw:text-box>
        </draw:frame>
        <draw:frame draw:style-name="gr29" draw:text-style-name="P25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30" draw:text-style-name="P26" draw:layer="layout" svg:width="8.939cm" svg:height="1.433cm" svg:x="11.57cm" svg:y="3.322cm">
          <draw:text-box>
            <text:p><text:span text:style-name="T11">Timofey Yevgrashyn, Nils Bernert, Oliver Merkel, 2010, 2016</text:span></text:p>
            <text:p><text:span text:style-name="T11"/></text:p>
          </draw:text-box>
        </draw:frame>
        <draw:g>
          <draw:custom-shape draw:style-name="gr14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3.636cm" svg:height="1.301cm" svg:x="5.991cm" svg:y="1.991cm">
            <draw:text-box>
              <text:p text:style-name="P3"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10" draw:layer="layout" svg:width="13.968cm" svg:height="10.476cm" svg:x="3.81cm" svg:y="2.123cm" draw:page-number="7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3T16:05:08.915000000</dc:date>
    <meta:editing-duration>PT3H49M15S</meta:editing-duration>
    <meta:editing-cycles>34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